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dddddd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dddddd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svg:stroke-color="#000000" draw:marker-start-width="0.276cm" draw:marker-end="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808080" draw:marker-start-width="0.237cm" draw:marker-end-width="0.237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111111" draw:marker-start-width="0.276cm" draw:marker-end-width="0.276cm" draw:fill="solid" draw:fill-color="#ffffff" draw:textarea-horizontal-align="justify" draw:textarea-vertical-align="middle" draw:auto-grow-height="false" fo:min-height="0cm" fo:min-width="0cm" fo:padding-top="0.137cm" fo:padding-bottom="0.137cm" fo:padding-left="0.262cm" fo:padding-right="0.262cm"/>
    </style:style>
    <style:style style:name="gr7" style:family="graphic" style:parent-style-name="standard">
      <style:graphic-properties svg:stroke-width="0.025cm" svg:stroke-color="#dddddd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8" style:family="graphic" style:parent-style-name="standard">
      <style:graphic-properties svg:stroke-width="0.025cm" svg:stroke-color="#dddddd" draw:marker-start="Arrowheads_20_1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9" style:family="graphic" style:parent-style-name="standard">
      <style:graphic-properties svg:stroke-width="0.025cm" svg:stroke-color="#dddddd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10" style:family="graphic" style:parent-style-name="standard">
      <style:graphic-properties svg:stroke-width="0.025cm" svg:stroke-color="#000000" draw:marker-start="Arrowheads_20_1" draw:marker-start-width="0.276cm" draw:marker-end="" draw:marker-end-width="0.276cm" draw:fill="solid" draw:fill-color="#cccccc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dash" draw:stroke-dash="Fine_20_Dashed" svg:stroke-width="0.025cm" svg:stroke-color="#dddddd" draw:marker-start="" draw:marker-start-width="0.276cm" draw:marker-end="" draw:marker-end-width="0.276cm" draw:fill="solid" draw:fill-color="#cccccc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.025cm" svg:stroke-color="#111111" draw:marker-start="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3" style:family="graphic" style:parent-style-name="standard">
      <style:graphic-properties svg:stroke-width="0.025cm" svg:stroke-color="#000000" draw:marker-start="" draw:marker-start-width="0.276cm" draw:marker-end="Arrowheads_20_1" draw:marker-end-width="0.276cm" draw:fill="solid" draw:fill-color="#cccccc" draw:textarea-vertical-align="middle" fo:padding-top="0.137cm" fo:padding-bottom="0.137cm" fo:padding-left="0.262cm" fo:padding-right="0.262cm"/>
    </style:style>
    <style:style style:name="gr14" style:family="graphic" style:parent-style-name="standard">
      <style:graphic-properties svg:stroke-width="0.025cm" svg:stroke-color="#808080" draw:marker-start="Arrowheads_20_1" draw:marker-start-width="0.237cm" draw:marker-end-width="0.237cm" draw:fill="solid" draw:fill-color="#cccccc" draw:textarea-vertical-align="middle" fo:padding-top="0.137cm" fo:padding-bottom="0.137cm" fo:padding-left="0.262cm" fo:padding-right="0.262cm"/>
    </style:style>
    <style:style style:name="gr15" style:family="graphic" style:parent-style-name="standard">
      <style:graphic-properties draw:stroke-dash="Fine_20_Dashed" svg:stroke-width="0.025cm" svg:stroke-color="#dddddd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draw:stroke="dash" draw:stroke-dash="Fine_20_Dashed" svg:stroke-width="0.025cm" svg:stroke-color="#dddddd" draw:marker-start="" draw:marker-start-width="0.237cm" draw:marker-end="" draw:marker-end-width="0.237cm" draw:fill="solid" draw:fill-color="#cccccc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25cm" svg:stroke-color="#111111" draw:marker-start="Arrowheads_20_1" draw:marker-start-width="0.276cm" draw:marker-end="" draw:marker-end-width="0.276cm" draw:fill="solid" draw:fill-color="#cccccc" draw:textarea-vertical-align="middle" fo:padding-top="0.137cm" fo:padding-bottom="0.137cm" fo:padding-left="0.262cm" fo:padding-right="0.262cm"/>
    </style:style>
    <style:style style:name="gr18" style:family="graphic" style:parent-style-name="standard">
      <style:graphic-properties svg:stroke-width="0.025cm" svg:stroke-color="#dddddd" draw:marker-start="" draw:marker-start-width="0.237cm" draw:marker-end="Arrowheads_20_1" draw:marker-end-width="0.237cm" draw:fill="solid" draw:fill-color="#cccccc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7pt" fo:font-style="italic" style:font-size-asian="7pt" style:font-style-asian="italic" style:font-size-complex="7pt" style:font-style-complex="italic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335cm" svg:height="0.358cm" svg:x="0.648cm" svg:y="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35cm" svg:height="0.358cm" svg:x="0.648cm" svg:y="1.64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8" draw:id="id8" draw:layer="layout" svg:width="0.335cm" svg:height="0.358cm" svg:x="0.648cm" svg:y="2.6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9" draw:id="id9" draw:layer="layout" svg:width="0.335cm" svg:height="0.358cm" svg:x="0.648cm" svg:y="3.7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2" draw:id="id2" draw:layer="layout" svg:width="0.334cm" svg:height="0.358cm" svg:x="1.702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6" draw:id="id6" draw:layer="layout" svg:width="0.334cm" svg:height="0.358cm" svg:x="1.702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xml:id="id10" draw:id="id10" draw:layer="layout" svg:width="0.334cm" svg:height="0.358cm" svg:x="1.702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2" draw:id="id12" draw:layer="layout" svg:width="0.334cm" svg:height="0.357cm" svg:x="1.702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0.333cm" svg:height="0.358cm" svg:x="2.75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7" draw:id="id7" draw:layer="layout" svg:width="0.333cm" svg:height="0.358cm" svg:x="2.756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1" draw:id="id11" draw:layer="layout" svg:width="0.333cm" svg:height="0.358cm" svg:x="2.756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0.333cm" svg:height="0.357cm" svg:x="2.756cm" svg:y="3.741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0.334cm" svg:height="0.358cm" svg:x="3.81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6" draw:id="id16" draw:layer="layout" svg:width="0.334cm" svg:height="0.358cm" svg:x="3.81cm" svg:y="1.649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18" draw:id="id18" draw:layer="layout" svg:width="0.334cm" svg:height="0.358cm" svg:x="3.81cm" svg:y="2.6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9" draw:id="id19" draw:layer="layout" svg:width="0.334cm" svg:height="0.357cm" svg:x="3.81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4" draw:id="id14" draw:layer="layout" svg:width="0.335cm" svg:height="0.358cm" svg:x="4.86cm" svg:y="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15" draw:id="id15" draw:layer="layout" svg:width="0.335cm" svg:height="0.358cm" svg:x="4.86cm" svg:y="1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7" draw:id="id17" draw:layer="layout" svg:width="0.335cm" svg:height="0.358cm" svg:x="4.86cm" svg:y="2.697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0" draw:id="id20" draw:layer="layout" svg:width="0.335cm" svg:height="0.357cm" svg:x="4.86cm" svg:y="3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3" draw:layer="layout" svg:x1="0.983cm" svg:y1="0.78cm" svg:x2="1.702cm" svg:y2="0.781cm" draw:start-shape="id1" draw:start-glue-point="10" draw:end-shape="id2" draw:end-glue-point="6" svg:d="M983 780h360v1h359" svg:viewBox="0 0 720 2">
          <text:p/>
        </draw:connector>
        <draw:connector draw:style-name="gr8" draw:text-style-name="P3" draw:layer="layout" svg:x1="2.036cm" svg:y1="0.781cm" svg:x2="2.756cm" svg:y2="0.781cm" draw:start-shape="id2" draw:start-glue-point="10" draw:end-shape="id3" draw:end-glue-point="6" svg:d="M2036 781h720" svg:viewBox="0 0 721 1">
          <text:p/>
        </draw:connector>
        <draw:connector draw:style-name="gr9" draw:text-style-name="P3" draw:layer="layout" svg:x1="3.089cm" svg:y1="0.781cm" svg:x2="3.81cm" svg:y2="0.781cm" draw:start-shape="id3" draw:start-glue-point="10" draw:end-shape="id4" draw:end-glue-point="6" svg:d="M3089 781h721" svg:viewBox="0 0 722 1">
          <text:p/>
        </draw:connector>
        <draw:connector draw:style-name="gr10" draw:text-style-name="P3" draw:layer="layout" svg:x1="0.983cm" svg:y1="1.826cm" svg:x2="1.702cm" svg:y2="1.828cm" draw:start-shape="id5" draw:start-glue-point="10" draw:end-shape="id6" draw:end-glue-point="6" svg:d="M983 1826h360v2h359" svg:viewBox="0 0 720 3">
          <text:p/>
        </draw:connector>
        <draw:connector draw:style-name="gr9" draw:text-style-name="P3" draw:layer="layout" svg:x1="0.816cm" svg:y1="0.959cm" svg:x2="0.816cm" svg:y2="1.647cm" draw:start-shape="id1" draw:start-glue-point="8" draw:end-shape="id5" draw:end-glue-point="4" svg:d="M816 959v688" svg:viewBox="0 0 1 689">
          <text:p/>
        </draw:connector>
        <draw:connector draw:style-name="gr11" draw:text-style-name="P3" draw:layer="layout" svg:x1="2.036cm" svg:y1="1.828cm" svg:x2="2.756cm" svg:y2="1.828cm" draw:start-shape="id6" draw:start-glue-point="10" draw:end-shape="id7" draw:end-glue-point="6" svg:d="M2036 1828h720" svg:viewBox="0 0 721 1">
          <text:p/>
        </draw:connector>
        <draw:connector draw:style-name="gr11" draw:text-style-name="P3" draw:layer="layout" svg:x1="0.816cm" svg:y1="3.053cm" svg:x2="0.816cm" svg:y2="3.739cm" draw:start-shape="id8" draw:start-glue-point="8" draw:end-shape="id9" draw:end-glue-point="4" svg:d="M816 3053v686" svg:viewBox="0 0 1 687">
          <text:p/>
        </draw:connector>
        <draw:connector draw:style-name="gr12" draw:text-style-name="P3" draw:layer="layout" svg:x1="0.983cm" svg:y1="2.874cm" svg:x2="1.702cm" svg:y2="2.876cm" draw:start-shape="id8" draw:start-glue-point="10" draw:end-shape="id10" draw:end-glue-point="6" svg:d="M983 2874h360v2h359" svg:viewBox="0 0 720 3">
          <text:p/>
        </draw:connector>
        <draw:connector draw:style-name="gr10" draw:text-style-name="P3" draw:layer="layout" svg:x1="1.869cm" svg:y1="2.007cm" svg:x2="1.869cm" svg:y2="2.697cm" draw:start-shape="id6" draw:start-glue-point="8" draw:end-shape="id10" draw:end-glue-point="4" svg:d="M1869 2007v690" svg:viewBox="0 0 1 691">
          <text:p/>
        </draw:connector>
        <draw:connector draw:style-name="gr10" draw:text-style-name="P3" draw:layer="layout" svg:x1="2.923cm" svg:y1="2.007cm" svg:x2="2.923cm" svg:y2="2.697cm" draw:start-shape="id7" draw:start-glue-point="8" draw:end-shape="id11" draw:end-glue-point="4" svg:d="M2923 2007v690" svg:viewBox="0 0 1 691">
          <text:p/>
        </draw:connector>
        <draw:connector draw:style-name="gr13" draw:text-style-name="P3" draw:layer="layout" svg:x1="0.983cm" svg:y1="3.918cm" svg:x2="1.702cm" svg:y2="3.92cm" draw:start-shape="id9" draw:start-glue-point="10" draw:end-shape="id12" draw:end-glue-point="6" svg:d="M983 3918h360v2h359" svg:viewBox="0 0 720 3">
          <text:p/>
        </draw:connector>
        <draw:connector draw:style-name="gr11" draw:text-style-name="P3" draw:layer="layout" svg:x1="2.036cm" svg:y1="2.876cm" svg:x2="2.756cm" svg:y2="2.876cm" draw:start-shape="id10" draw:start-glue-point="10" draw:end-shape="id11" draw:end-glue-point="6" svg:d="M2036 2876h720" svg:viewBox="0 0 721 1">
          <text:p/>
        </draw:connector>
        <draw:connector draw:style-name="gr13" draw:text-style-name="P3" draw:layer="layout" svg:x1="2.036cm" svg:y1="3.92cm" svg:x2="2.756cm" svg:y2="3.92cm" draw:start-shape="id12" draw:start-glue-point="10" draw:end-shape="id13" draw:end-glue-point="6" svg:d="M2036 3920h720" svg:viewBox="0 0 721 1">
          <text:p/>
        </draw:connector>
        <draw:connector draw:style-name="gr8" draw:text-style-name="P3" draw:layer="layout" svg:x1="5.028cm" svg:y1="0.96cm" svg:x2="5.028cm" svg:y2="1.649cm" draw:start-shape="id14" draw:start-glue-point="8" draw:end-shape="id15" draw:end-glue-point="4" svg:d="M5028 960v689" svg:viewBox="0 0 1 690">
          <text:p/>
        </draw:connector>
        <draw:connector draw:style-name="gr14" draw:text-style-name="P3" draw:layer="layout" svg:x1="3.977cm" svg:y1="0.96cm" svg:x2="3.977cm" svg:y2="1.649cm" draw:start-shape="id4" draw:start-glue-point="8" draw:end-shape="id16" draw:end-glue-point="4" svg:d="M3977 960v689" svg:viewBox="0 0 1 690">
          <text:p/>
        </draw:connector>
        <draw:connector draw:style-name="gr15" draw:text-style-name="P3" draw:layer="layout" svg:x1="3.089cm" svg:y1="1.828cm" svg:x2="3.81cm" svg:y2="1.828cm" draw:start-shape="id7" draw:start-glue-point="10" draw:end-shape="id16" draw:end-glue-point="6" svg:d="M3089 1828h721" svg:viewBox="0 0 722 1">
          <text:p/>
        </draw:connector>
        <draw:connector draw:style-name="gr16" draw:text-style-name="P3" draw:layer="layout" svg:x1="4.144cm" svg:y1="1.828cm" svg:x2="4.86cm" svg:y2="1.828cm" draw:start-shape="id16" draw:start-glue-point="10" draw:end-shape="id15" draw:end-glue-point="6" svg:d="M4144 1828h716" svg:viewBox="0 0 717 1">
          <text:p/>
        </draw:connector>
        <draw:connector draw:style-name="gr9" draw:text-style-name="P3" draw:layer="layout" svg:x1="5.028cm" svg:y1="2.007cm" svg:x2="5.028cm" svg:y2="2.697cm" draw:start-shape="id15" draw:start-glue-point="8" draw:end-shape="id17" draw:end-glue-point="4" svg:d="M5028 2007v690" svg:viewBox="0 0 1 691">
          <text:p/>
        </draw:connector>
        <draw:connector draw:style-name="gr12" draw:text-style-name="P3" draw:layer="layout" svg:x1="4.144cm" svg:y1="2.876cm" svg:x2="4.86cm" svg:y2="2.876cm" draw:start-shape="id18" draw:start-glue-point="10" draw:end-shape="id17" draw:end-glue-point="6" svg:d="M4144 2876h716" svg:viewBox="0 0 717 1">
          <text:p/>
        </draw:connector>
        <draw:connector draw:style-name="gr17" draw:text-style-name="P3" draw:layer="layout" svg:x1="3.977cm" svg:y1="3.055cm" svg:x2="3.977cm" svg:y2="3.741cm" draw:start-shape="id18" draw:start-glue-point="8" draw:end-shape="id19" draw:end-glue-point="4" svg:d="M3977 3055v686" svg:viewBox="0 0 1 687">
          <text:p/>
        </draw:connector>
        <draw:connector draw:style-name="gr18" draw:text-style-name="P3" draw:layer="layout" svg:x1="3.089cm" svg:y1="3.92cm" svg:x2="3.81cm" svg:y2="3.92cm" draw:start-shape="id13" draw:start-glue-point="10" draw:end-shape="id19" draw:end-glue-point="6" svg:d="M3089 3920h721" svg:viewBox="0 0 722 1">
          <text:p/>
        </draw:connector>
        <draw:connector draw:style-name="gr11" draw:text-style-name="P3" draw:layer="layout" svg:x1="4.144cm" svg:y1="3.92cm" svg:x2="4.86cm" svg:y2="3.92cm" draw:start-shape="id19" draw:start-glue-point="10" draw:end-shape="id20" draw:end-glue-point="6" svg:d="M4144 3920h716" svg:viewBox="0 0 717 1">
          <text:p/>
        </draw:connector>
        <draw:connector draw:style-name="gr17" draw:text-style-name="P3" draw:layer="layout" svg:x1="5.028cm" svg:y1="3.055cm" svg:x2="5.028cm" svg:y2="3.741cm" draw:start-shape="id17" draw:start-glue-point="8" draw:end-shape="id20" draw:end-glue-point="4" svg:d="M5028 3055v686" svg:viewBox="0 0 1 68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_33__20_Dashes_20_3_20_Dots_20__28_var_29_" draw:display-name="3 Dashes 3 Dots (var)" draw:style="rect" draw:dots1="3" draw:dots1-length="197%" draw:dots2="3" draw:distance="100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5.842cm" fo:page-height="4.6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8T11:54:24.572105000</meta:creation-date>
    <dc:date>2015-03-06T19:54:28.544123000</dc:date>
    <meta:editing-duration>PT38M6S</meta:editing-duration>
    <meta:editing-cycles>9</meta:editing-cycles>
    <meta:generator>LibreOffice/4.3.5.2$MacOSX_x86 LibreOffice_project/3a87456aaa6a95c63eea1c1b3201acedf0751bd5</meta:generator>
    <meta:document-statistic meta:object-count="43"/>
  </office:meta>
</office:document-meta>
</file>